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e9545" officeooo:paragraph-rsid="001e9545"/>
    </style:style>
    <style:style style:name="P2" style:family="paragraph" style:parent-style-name="Standard">
      <style:text-properties officeooo:paragraph-rsid="001e9545"/>
    </style:style>
    <style:style style:name="P3" style:family="paragraph" style:parent-style-name="Standard">
      <style:text-properties officeooo:rsid="001e9545" officeooo:paragraph-rsid="001e9545"/>
    </style:style>
    <style:style style:name="P4" style:family="paragraph" style:parent-style-name="Standard">
      <style:text-properties officeooo:rsid="001edc07" officeooo:paragraph-rsid="001edc07"/>
    </style:style>
    <style:style style:name="P5" style:family="paragraph" style:parent-style-name="Standard">
      <style:text-properties officeooo:rsid="001fb88f" officeooo:paragraph-rsid="001fb88f"/>
    </style:style>
    <style:style style:name="P6" style:family="paragraph" style:parent-style-name="Standard">
      <style:text-properties officeooo:rsid="0020249d" officeooo:paragraph-rsid="0020249d"/>
    </style:style>
    <style:style style:name="T1" style:family="text">
      <style:text-properties officeooo:rsid="001e9545"/>
    </style:style>
    <style:style style:name="T2" style:family="text">
      <style:text-properties style:text-line-through-style="solid" style:text-line-through-type="single"/>
    </style:style>
    <style:style style:name="T3" style:family="text">
      <style:text-properties style:text-line-through-style="none" style:text-line-through-type="none"/>
    </style:style>
    <style:style style:name="T4" style:family="text">
      <style:text-properties style:text-line-through-style="none" style:text-line-through-type="none" officeooo:rsid="001edc07"/>
    </style:style>
    <style:style style:name="T5" style:family="text">
      <style:text-properties style:text-line-through-style="none" style:text-line-through-type="none" officeooo:rsid="001f2082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yogo Kubo—University of Tokyo—Irreversible processes—1957</text:p>
      <text:p text:style-name="P1"/>
      <text:p text:style-name="P2"><text:span text:style-name="T1">Shigetoshi Katsura –University of Oregon (Dept. of Chemistry), Eugene (o</text:span>n leave from Department of Applied Science, Tohoku University, Sendai, Japan.<text:span text:style-name="T1">)--Anisotropic Linear Heisenberg Model—1963</text:span></text:p>
      <text:p text:style-name="P2"/>
      <text:p text:style-name="P1">Hajime/Hazime Mori—University of Kyoto—<text:span text:style-name="T2">Zwanzig <text:s/></text:span><text:span text:style-name="T4">Brownian Motion and collective motion—1965</text:span></text:p>
      <text:p text:style-name="P1"><text:span text:style-name="T4"/></text:p>
      <text:p text:style-name="P4"><text:span text:style-name="T3">Miki Wadati—institute for optical research, Kyoiku University—Modified Korteweg-de Vries Equation—1972</text:span></text:p>
      <text:p text:style-name="P4"><text:span text:style-name="T3"/></text:p>
      <text:p text:style-name="P4"><text:span text:style-name="T3">Morikazu Toda—</text:span><text:a xlink:type="simple" xlink:href="https://en.wikipedia.org/wiki/Morikazu_Toda" text:style-name="Internet_20_link" text:visited-style-name="Visited_20_Internet_20_Link"><text:span text:style-name="T3">https://en.wikipedia.org/wiki/Morikazu_Toda</text:span></text:a><text:span text:style-name="T3"> –Toda Lattice—1967</text:span></text:p>
      <text:p text:style-name="P4"><text:span text:style-name="T3"/></text:p>
      <text:p text:style-name="P4"><text:span text:style-name="T3">Yasushi Takahashi – </text:span><text:a xlink:type="simple" xlink:href="https://en.wikipedia.org/wiki/Yasushi_Takahashi" text:style-name="Internet_20_link" text:visited-style-name="Visited_20_Internet_20_Link"><text:span text:style-name="T3">https://en.wikipedia.org/wiki/Yasushi_Takahashi</text:span></text:a><text:span text:style-name="T3"> – </text:span><text:span text:style-name="T5">Ward-Takahashi Identity (1957)</text:span></text:p>
      <text:p text:style-name="P5"><text:span text:style-name="T5"/></text:p>
      <text:p text:style-name="P5"><text:span text:style-name="T5">H</text:span><text:span text:style-name="T3">idetoshi Takahashi –bafflement—Takahashi gas?--1942?</text:span></text:p>
      <text:p text:style-name="P5"><text:span text:style-name="T3"/></text:p>
      <text:p text:style-name="P6"><text:span text:style-name="T3">Yoichiro Nambu – </text:span><text:a xlink:type="simple" xlink:href="https://en.wikipedia.org/wiki/Yoichiro_Nambu" text:style-name="Internet_20_link" text:visited-style-name="Visited_20_Internet_20_Link"><text:span text:style-name="T3">https://en.wikipedia.org/wiki/Yoichiro_Nambu</text:span></text:a><text:span text:style-name="T3"> – SPONTANEOUS SYMMETRY BREAKING—1960</text:span></text:p>
      <text:p text:style-name="P6"><text:span text:style-name="T3"/></text:p>
      <text:p text:style-name="P6"><text:span text:style-name="T3">Hideki Yukawa — https://en.wikipedia.org/wiki/Hideki_Yukawa – mesons (also yukawa potential) --1935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5T07:59:29.642109652</meta:creation-date>
    <meta:editing-duration>P22DT23H52M41S</meta:editing-duration>
    <meta:editing-cycles>2</meta:editing-cycles>
    <meta:generator>LibreOffice/5.1.6.2$Linux_X86_64 LibreOffice_project/10m0$Build-2</meta:generator>
    <dc:date>2017-11-08T09:15:31.261172752</dc:date>
    <meta:document-statistic meta:table-count="0" meta:image-count="0" meta:object-count="0" meta:page-count="1" meta:paragraph-count="9" meta:word-count="92" meta:character-count="868" meta:non-whitespace-character-count="795"/>
  </office:meta>
</office:document-meta>
</file>